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7.044cm" svg:y="0.543cm">
          <text:p text:style-name="P1"><text:span text:style-name="T1">iob_spi_master_f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044cm" svg:y1="1.114cm" svg:x2="4.53cm" svg:y2="1.114cm">
          <text:p/>
        </draw:line>
        <draw:frame draw:style-name="gr3" draw:text-style-name="P4" draw:layer="layout" svg:width="2.171cm" svg:height="1.723cm" svg:x="2.987cm" svg:y="0.5cm">
          <draw:text-box>
            <text:p><text:span text:style-name="T2">clk</text:span></text:p>
          </draw:text-box>
        </draw:frame>
        <draw:line draw:style-name="gr2" draw:text-style-name="P3" draw:layer="layout" svg:x1="7.044cm" svg:y1="2.377cm" svg:x2="4.53cm" svg:y2="2.377cm">
          <text:p/>
        </draw:line>
        <draw:frame draw:style-name="gr4" draw:text-style-name="P4" draw:layer="layout" svg:width="1.913cm" svg:height="1.638cm" svg:x="2.987cm" svg:y="1.762cm">
          <draw:text-box>
            <text:p><text:span text:style-name="T2">rst</text:span></text:p>
          </draw:text-box>
        </draw:frame>
        <draw:line draw:style-name="gr5" draw:text-style-name="P3" draw:layer="layout" svg:x1="7.044cm" svg:y1="6.143cm" svg:x2="3.501cm" svg:y2="6.143cm">
          <text:p/>
        </draw:line>
        <draw:frame draw:style-name="gr6" draw:text-style-name="P4" draw:layer="layout" svg:width="3.222cm" svg:height="1.167cm" svg:x="0.871cm" svg:y="5.574cm">
          <draw:text-box>
            <text:p><text:span text:style-name="T2">CPU i/f</text:span></text:p>
          </draw:text-box>
        </draw:frame>
        <draw:line draw:style-name="gr5" draw:text-style-name="P3" draw:layer="layout" svg:x1="7.045cm" svg:y1="8cm" svg:x2="3.502cm" svg:y2="8cm">
          <text:p/>
        </draw:line>
        <draw:frame draw:style-name="gr6" draw:text-style-name="P4" draw:layer="layout" svg:width="3.222cm" svg:height="1.167cm" svg:x="0.872cm" svg:y="7.431cm">
          <draw:text-box>
            <text:p><text:span text:style-name="T2">Instr. i/f</text:span></text:p>
          </draw:text-box>
        </draw:frame>
        <draw:line draw:style-name="gr5" draw:text-style-name="P3" draw:layer="layout" svg:x1="21.69cm" svg:y1="5.704cm" svg:x2="18.147cm" svg:y2="5.704cm">
          <text:p/>
        </draw:line>
        <draw:frame draw:style-name="gr6" draw:text-style-name="P4" draw:layer="layout" svg:width="3.222cm" svg:height="1.167cm" svg:x="21.565cm" svg:y="5.149cm">
          <draw:text-box>
            <text:p><text:span text:style-name="T2">QSPI. i/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5:07:22.101972148</meta:creation-date>
    <dc:date>2021-07-18T14:14:31.090258162</dc:date>
    <meta:editing-duration>PT23M38S</meta:editing-duration>
    <meta:editing-cycles>12</meta:editing-cycles>
    <meta:generator>LibreOffice/6.4.7.2$Linux_X86_64 LibreOffice_project/40$Build-2</meta:generator>
    <meta:document-statistic meta:object-count="11"/>
  </office:meta>
</office:document-meta>
</file>